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</office:automatic-styles>
  <office:body>
    <office:text text:use-soft-page-breaks="true">
      <text:p text:style-name="P1">The Weiss Center Community of Practice (CoP)</text:p>
      <text:p text:style-name="Normal">August 7, 2023</text:p>
      <text:p text:style-name="Normal">Key Points:</text:p>
      <text:p text:style-name="Normal">The group discussed the importance of being responsible for 508 compliant documents on the website, staying updated with best practices, and improving data accessibility for stakeholders and the public.</text:p>
      <text:p text:style-name="Normal">Breakout discussions centered around accessibility and disability awareness as the highest priority for the agency.</text:p>
      <text:p text:style-name="Normal">The breakout groups emphasized the following:</text:p>
      <text:list text:style-name="LFO1" text:continue-numbering="true">
        <text:list-item>
          <text:p text:style-name="P2">the need to incorporate accessibility from the beginning of resource development, especially in data visualization, to empower all stakeholders and create engagement opportunities.</text:p>
        </text:list-item>
        <text:list-item>
          <text:p text:style-name="P3">making online platforms genuinely accessible and understandable, maintaining transparency in data display, and addressing the challenges of presenting complex data to families new to<text:s/>Early Intervention and<text:s/>Special Education.</text:p>
        </text:list-item>
      </text:list>
      <text:p text:style-name="Normal">Overall, the meeting highlighted the state participants’ interest, needs,<text:s/>and current activities to improving accessibility, data presentation, and engagement while recognizing the need to make resources accessible and understandable to a wide range of users, including those with disabilities and families new to Special Education.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ny Ruggiero</meta:initial-creator>
    <dc:creator>Tony Ruggiero</dc:creator>
    <meta:creation-date>2023-08-22T15:21:00Z</meta:creation-date>
    <dc:date>2023-08-22T15:31:00Z</dc:date>
    <meta:template xlink:href="Normal" xlink:type="simple"/>
    <meta:editing-cycles>3</meta:editing-cycles>
    <meta:editing-duration>PT540S</meta:editing-duration>
    <meta:document-statistic meta:page-count="1" meta:paragraph-count="2" meta:word-count="176" meta:character-count="1178" meta:row-count="8" meta:non-whitespace-character-count="1004"/>
  </office:meta>
</office:document-meta>
</file>